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boseProgress.beginDow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hread.GetThread( boolean h , long t , DownloadProgress p ,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tThread.get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Get.doGet( int logLevel , DownloadProgress progre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t.setPassword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.setVerbos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Progress.endDow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.setUsername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Progress.endDow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Progress.onT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.setUseTimestamp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hread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tThread.closeStrea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t.checkAttribut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ullProgress.beginDow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.setSrc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hread.wasSuccessfu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boseProgress.onTi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t.setIgnoreErrors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Progress.VerboseProgress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.setMaxTime( long max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t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